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85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28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81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589cm"/>
    </style:style>
    <style:style style:name="gr10" style:family="graphic" style:parent-style-name="standard">
      <style:graphic-properties draw:fill-color="#ddddd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3cm" fo:min-width="0cm"/>
    </style:style>
    <style:style style:name="gr12" style:family="graphic" style:parent-style-name="standard">
      <style:graphic-properties draw:stroke="none" draw:fill="none" fo:min-height="0.734cm"/>
    </style:style>
    <style:style style:name="gr13" style:family="graphic" style:parent-style-name="standard">
      <style:graphic-properties draw:fill-color="#000000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5cm" svg:height="7cm" svg:x="20cm" svg:y="2cm">
          <text:p/>
        </draw:rect>
        <draw:line draw:style-name="gr2" draw:text-style-name="P1" draw:layer="layout" svg:x1="1.025cm" svg:y1="20cm" svg:x2="1cm" svg:y2="1cm">
          <text:p/>
        </draw:line>
        <draw:line draw:style-name="gr2" draw:text-style-name="P1" draw:layer="layout" svg:x1="1.025cm" svg:y1="20cm" svg:x2="28.1cm" svg:y2="20cm">
          <text:p/>
        </draw:line>
        <draw:rect draw:style-name="gr1" draw:text-style-name="P2" draw:layer="layout" svg:width="8cm" svg:height="3.029cm" svg:x="5cm" svg:y="14.971cm">
          <text:p/>
        </draw:rect>
        <draw:frame draw:style-name="gr3" draw:text-style-name="P3" draw:layer="layout" svg:width="3.6cm" svg:height="1cm" svg:x="3.6cm" svg:y="14cm">
          <draw:text-box>
            <text:p><text:span text:style-name="T1">P(4 , 5)</text:span></text:p>
          </draw:text-box>
        </draw:frame>
        <draw:line draw:style-name="gr4" draw:text-style-name="P1" draw:layer="layout" svg:x1="5.2cm" svg:y1="14.8cm" svg:x2="4.8cm" svg:y2="15.2cm">
          <text:p/>
        </draw:line>
        <draw:line draw:style-name="gr4" draw:text-style-name="P1" draw:layer="layout" svg:x1="4.8cm" svg:y1="14.8cm" svg:x2="5.3cm" svg:y2="15.2cm">
          <text:p/>
        </draw:line>
        <draw:line draw:style-name="gr2" draw:text-style-name="P1" draw:layer="layout" svg:x1="4.5cm" svg:y1="15cm" svg:x2="4.5cm" svg:y2="18.1cm">
          <text:p/>
        </draw:line>
        <draw:line draw:style-name="gr2" draw:text-style-name="P1" draw:layer="layout" svg:x1="5cm" svg:y1="14cm" svg:x2="13.1cm" svg:y2="14cm">
          <text:p/>
        </draw:line>
        <draw:frame draw:style-name="gr5" draw:text-style-name="P3" draw:layer="layout" svg:width="4.354cm" svg:height="0.983cm" svg:x="7.042cm" svg:y="13.037cm">
          <draw:text-box>
            <text:p><text:span text:style-name="T1">Longueur : 8</text:span></text:p>
          </draw:text-box>
        </draw:frame>
        <draw:frame draw:style-name="gr6" draw:text-style-name="P3" draw:layer="layout" svg:width="3.783cm" svg:height="0.983cm" svg:x="0.9cm" svg:y="16cm">
          <draw:text-box>
            <text:p><text:span text:style-name="T1">Largeur : 3</text:span></text:p>
          </draw:text-box>
        </draw:frame>
        <draw:frame draw:style-name="gr7" draw:text-style-name="P3" draw:layer="layout" svg:width="1.311cm" svg:height="0.983cm" svg:x="8.4cm" svg:y="14.88cm">
          <draw:text-box>
            <text:p><text:span text:style-name="T1">R1</text:span></text:p>
          </draw:text-box>
        </draw:frame>
        <draw:rect draw:style-name="gr1" draw:text-style-name="P1" draw:layer="layout" svg:width="8.1cm" svg:height="3cm" svg:x="19.9cm" svg:y="11cm">
          <text:p/>
        </draw:rect>
        <draw:frame draw:style-name="gr8" draw:text-style-name="P3" draw:layer="layout" svg:width="1.311cm" svg:height="0.983cm" svg:x="23.5cm" svg:y="11cm">
          <draw:text-box>
            <text:p><text:span text:style-name="T1">R2</text:span></text:p>
          </draw:text-box>
        </draw:frame>
        <draw:frame draw:style-name="gr9" draw:text-style-name="P3" draw:layer="layout" svg:width="3.089cm" svg:height="0.983cm" svg:x="18.1cm" svg:y="9.8cm">
          <draw:text-box>
            <text:p><text:span text:style-name="T1">P'(19 , 9)</text:span></text:p>
          </draw:text-box>
        </draw:frame>
        <draw:line draw:style-name="gr4" draw:text-style-name="P1" draw:layer="layout" svg:x1="20.1cm" svg:y1="10.8cm" svg:x2="19.7cm" svg:y2="11.2cm">
          <text:p/>
        </draw:line>
        <draw:line draw:style-name="gr4" draw:text-style-name="P1" draw:layer="layout" svg:x1="19.7cm" svg:y1="10.8cm" svg:x2="20.2cm" svg:y2="11.2cm">
          <text:p/>
        </draw:line>
        <draw:rect draw:style-name="gr10" draw:text-style-name="P1" draw:layer="layout" svg:width="8.1cm" svg:height="4cm" svg:x="10cm" svg:y="8cm">
          <text:p/>
        </draw:rect>
        <draw:rect draw:style-name="gr10" draw:text-style-name="P2" draw:layer="layout" svg:width="4cm" svg:height="2cm" svg:x="10cm" svg:y="8cm">
          <text:p/>
        </draw:rect>
        <draw:frame draw:style-name="gr11" draw:text-style-name="P3" draw:layer="layout" svg:width="1.311cm" svg:height="1.683cm" svg:x="13.9cm" svg:y="8cm">
          <draw:text-box>
            <text:p><text:span text:style-name="T1">R4</text:span></text:p>
          </draw:text-box>
        </draw:frame>
        <draw:frame draw:style-name="gr12" draw:text-style-name="P1" draw:layer="layout" svg:width="1.311cm" svg:height="0.984cm" svg:x="11.389cm" svg:y="8cm">
          <draw:text-box>
            <text:p text:style-name="P1"><text:span text:style-name="T1">R3</text:span></text:p>
          </draw:text-box>
        </draw:frame>
        <draw:rect draw:style-name="gr10" draw:text-style-name="P2" draw:layer="layout" svg:width="7.985cm" svg:height="4cm" svg:x="2cm" svg:y="4cm">
          <text:p/>
        </draw:rect>
        <draw:frame draw:style-name="gr11" draw:text-style-name="P3" draw:layer="layout" svg:width="1.311cm" svg:height="1.683cm" svg:x="5.189cm" svg:y="4.017cm">
          <draw:text-box>
            <text:p><text:span text:style-name="T1">R5</text:span></text:p>
          </draw:text-box>
        </draw:frame>
        <draw:rect draw:style-name="gr13" draw:text-style-name="P4" draw:layer="layout" svg:width="3cm" svg:height="2.1cm" svg:x="21cm" svg:y="3.884cm">
          <text:p/>
        </draw:rect>
        <draw:frame draw:style-name="gr12" draw:text-style-name="P1" draw:layer="layout" svg:width="1.311cm" svg:height="0.984cm" svg:x="21.9cm" svg:y="3.8cm">
          <draw:text-box>
            <text:p text:style-name="P1"><text:span text:style-name="T2">R6</text:span></text:p>
          </draw:text-box>
        </draw:frame>
        <draw:frame draw:style-name="gr14" draw:text-style-name="P3" draw:layer="layout" svg:width="1.311cm" svg:height="1.383cm" svg:x="21.9cm" svg:y="1.9cm">
          <draw:text-box>
            <text:p><text:span text:style-name="T1">R7</text:span></text:p>
          </draw:text-box>
        </draw:frame>
        <draw:rect draw:style-name="gr1" draw:text-style-name="P1" draw:layer="layout" svg:width="3.2cm" svg:height="0.9cm" svg:x="22.8cm" svg:y="7cm">
          <text:p/>
        </draw:rect>
        <draw:frame draw:style-name="gr15" draw:text-style-name="P3" draw:layer="layout" svg:width="1.311cm" svg:height="1.363cm" svg:x="23.9cm" svg:y="6.9cm">
          <draw:text-box>
            <text:p><text:span text:style-name="T1">R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hamed Messabihi</meta:initial-creator>
    <meta:creation-date>2017-05-16T21:25:08.52</meta:creation-date>
    <dc:date>2017-05-17T01:17:41.43</dc:date>
    <dc:creator>Mohamed Messabihi</dc:creator>
    <meta:editing-duration>PT2H25S</meta:editing-duration>
    <meta:editing-cycles>10</meta:editing-cycles>
    <meta:generator>OpenOffice/4.1.3$Win32 OpenOffice.org_project/413m1$Build-9783</meta:generator>
    <meta:document-statistic meta:object-count="28"/>
  </office:meta>
</office:document-meta>
</file>